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0.155102">
            <text:p>30.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5" office:value-type="float" office:value="21.535366">
            <text:p>21.5353660</text:p>
          </table:table-cell>
          <table:table-cell table:style-name="ce25" office:value-type="float" office:value="39.051201">
            <text:p>39.051201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6];[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49];[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 main gate</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48041">
            <text:p>39.148041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3];[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6];[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0];[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lt;br&gt;Jeddah,&lt;br&gt;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lt;br&gt;Dome - Amir Sultan Street,&lt;br&gt;Jeddah&lt;br&gt;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2];[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lt;br&gt;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lt;br&gt;Title SACO World Jeddah&lt;br&gt;Address Al Amir Sultan Street&lt;br&gt;Phone 02-6199967 Fax 02-6199558 &lt;br&gt;P.O Box 20358 - Jeddah 21455&lt;br&gt;Sat to Thur    08:00a.m / 12:00a.m&lt;br&gt;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2];[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lt;br&gt;&lt;br&gt;Showroom Timings: Sat-Thu 9am-2pm, 4.30pm-11pm; Fri 4.30pm-11pm&lt;br&gt;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4];[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lt;br&gt;Showroom timings: Sat-Thu 9am-12pm, 4.30pm-11pm; Fri 4.30pm-11pm&lt;br&gt;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lt;br&gt;Phone: +966 2 6633000&lt;br&gt;Saturday to Thursday: 10:00 – 24:00&lt;br&gt;Friday: 16:00 – 24:00&lt;br&gt;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6];[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7];[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99];[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1];[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lt;br&gt;Jeddah: 21451&lt;br&gt;&lt;br&gt;Phone: +966 2 650 9000&lt;br&gt;Fax: +966 2 653 5045&lt;br&gt;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2];[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3];[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4];[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6];[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8];[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0];[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lt;br&gt;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1];[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1.112328">
            <text:p>31.1123280</text:p>
          </table:table-cell>
          <table:table-cell table:style-name="ce24" table:formula="oooc:=VLOOKUP([.F112];[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5" office:value-type="float" office:value="39.10973">
            <text:p>39.109730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1];[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2];[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29];[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0];[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2];[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6];[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7];[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38];[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39];[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0];[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1];[Styles.A$1:.C$400];2)" office:value-type="string">
            <text:p>ATM</text:p>
          </table:table-cell>
          <table:table-cell table:style-name="ce24" office:value-type="float" office:value="703">
            <text:p>703</text:p>
          </table:table-cell>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s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5">
            <text:p>7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office:master-styles>
</office:document-styles>
</file>